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8118in" table:align="left"/>
    </style:style>
    <style:style style:name="Table1.A" style:family="table-column">
      <style:table-column-properties style:column-width="3.3576in"/>
    </style:style>
    <style:style style:name="Table1.B" style:family="table-column">
      <style:table-column-properties style:column-width="2.4542in"/>
    </style:style>
    <style:style style:name="Table1.A1" style:family="table-cell">
      <style:table-cell-properties style:vertical-align="middle" fo:padding="0.0194in" fo:border="0.05pt solid #262626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2.1528in"/>
    </style:style>
    <style:style style:name="Table2.B" style:family="table-column">
      <style:table-column-properties style:column-width="4.5403in"/>
    </style:style>
    <style:style style:name="Table2.A1" style:family="table-cell">
      <style:table-cell-properties style:vertical-align="middle" fo:padding="0.0194in" fo:border="0.05pt solid #262626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0.3451in"/>
    </style:style>
    <style:style style:name="Table3.B" style:family="table-column">
      <style:table-column-properties style:column-width="2.4299in"/>
    </style:style>
    <style:style style:name="Table3.C" style:family="table-column">
      <style:table-column-properties style:column-width="3.9181in"/>
    </style:style>
    <style:style style:name="Table3.A1" style:family="table-cell">
      <style:table-cell-properties style:vertical-align="middle" fo:padding="0.0194in" fo:border="0.05pt solid #262626"/>
    </style:style>
    <style:style style:name="P1" style:family="paragraph" style:parent-style-name="Text_20_body">
      <style:paragraph-properties fo:margin-left="0in" fo:margin-right="0in" fo:text-indent="0in" style:auto-text-indent="false" fo:padding="0.0193in" fo:border="0.06pt solid #262626"/>
    </style:style>
    <style:style style:name="P2" style:family="paragraph" style:parent-style-name="Heading_20_3">
      <style:paragraph-properties fo:margin-left="0in" fo:margin-right="0in" fo:text-indent="0in" style:auto-text-indent="false" fo:padding="0.0193in" fo:border="0.06pt solid #262626"/>
    </style:style>
    <style:style style:name="P3" style:family="paragraph" style:parent-style-name="Heading_20_4">
      <style:paragraph-properties fo:margin-left="0in" fo:margin-right="0in" fo:text-indent="0in" style:auto-text-indent="false" fo:padding="0.0193in" fo:border="0.06pt solid #262626"/>
    </style:style>
    <style:style style:name="P4" style:family="paragraph" style:parent-style-name="Table_20_Heading">
      <style:paragraph-properties fo:margin-left="0in" fo:margin-right="0in" fo:text-indent="0in" style:auto-text-indent="false"/>
    </style:style>
    <style:style style:name="P5" style:family="paragraph" style:parent-style-name="Table_20_Contents">
      <style:paragraph-properties fo:margin-left="0in" fo:margin-right="0in" fo:text-indent="0in" style:auto-text-indent="false"/>
    </style:style>
    <style:style style:name="P6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9" style:family="paragraph" style:parent-style-name="Text_20_body" style:list-style-name="L1">
      <style:paragraph-properties fo:margin-left="0in" fo:margin-right="0in" fo:text-indent="0in" style:auto-text-indent="false" fo:padding="0.0193in" fo:border="0.06pt solid #262626"/>
    </style:style>
    <style:style style:name="P10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11" style:family="paragraph" style:parent-style-name="Text_20_body" style:list-style-name="L2">
      <style:paragraph-properties fo:margin-left="0in" fo:margin-right="0in" fo:text-indent="0in" style:auto-text-indent="false" fo:padding="0.0193in" fo:border="0.06pt solid #262626"/>
    </style:style>
    <style:style style:name="P12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13" style:family="paragraph" style:parent-style-name="Text_20_body" style:list-style-name="L3">
      <style:paragraph-properties fo:margin-left="0in" fo:margin-right="0in" fo:text-indent="0in" style:auto-text-indent="false" fo:padding="0.0193in" fo:border="0.06pt solid #262626"/>
    </style:style>
    <style:style style:name="P14" style:family="paragraph" style:parent-style-name="Text_20_body" style:list-style-name="L4">
      <style:paragraph-properties fo:margin-left="0in" fo:margin-right="0in" fo:text-indent="0in" style:auto-text-indent="false" fo:padding="0.0193in" fo:border="0.06pt solid #262626"/>
    </style:style>
    <style:style style:name="P15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16" style:family="paragraph" style:parent-style-name="Text_20_body" style:list-style-name="L5">
      <style:paragraph-properties fo:margin-left="0in" fo:margin-right="0in" fo:text-indent="0in" style:auto-text-indent="false" fo:padding="0.0193in" fo:border="0.06pt solid #262626"/>
    </style:style>
    <style:style style:name="P17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18" style:family="paragraph" style:parent-style-name="Text_20_body" style:list-style-name="L6">
      <style:paragraph-properties fo:margin-left="0in" fo:margin-right="0in" fo:text-indent="0in" style:auto-text-indent="false" fo:padding="0.0193in" fo:border="0.06pt solid #262626"/>
    </style:style>
    <style:style style:name="P19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20" style:family="paragraph" style:parent-style-name="Text_20_body" style:list-style-name="L7">
      <style:paragraph-properties fo:margin-left="0in" fo:margin-right="0in" fo:text-indent="0in" style:auto-text-indent="false" fo:padding="0.0193in" fo:border="0.06pt solid #262626"/>
    </style:style>
    <style:style style:name="P21" style:family="paragraph" style:parent-style-name="Text_20_body" style:list-style-name="L8">
      <style:paragraph-properties fo:margin-left="0in" fo:margin-right="0in" fo:text-indent="0in" style:auto-text-indent="false" fo:padding="0.0193in" fo:border="0.06pt solid #262626"/>
    </style:style>
    <style:style style:name="P22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T1" style:family="text">
      <style:text-properties loext:padding="0.0193in" loext:border="0.06pt solid #26262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👋 Введение (Introduction)</text:h>
      <text:p text:style-name="P1"><text:span text:style-name="Strong_20_Emphasis"><text:span text:style-name="T1">Перевод:</text:span></text:span><text:line-break/>«Добро пожаловать в проект «Проверка кода в Menu Territory»! Следующий документ устанавливает общие ожидания от работы над проектом. Эти правила применимы ко всем типам задач.</text:p>
      <text:p text:style-name="P1">У этого проекта следующие цели:<text:line-break/>→ Создать сложный промпт (запрос) на основе предоставленных артефактов задачи и разработать критерии оценки (рубрики), которые станут вызовом для передовых ИИ-моделей.<text:line-break/>→ Предоставить «Золотой» (эталонный) ответ на основе «diff» (изменений в коде).<text:line-break/>→ Оценить способность модели выявлять все проблемы в PR (Pull Request) и давать полезную обратную связь (например, предлагать исправления, генерировать финальный патч) посредством создания Рубрик (критериев оценки).<text:line-break/>→ Убедиться, что созданные промпт и рубрики поставили в тупик как минимум одну модель.»</text:p>
      <text:p text:style-name="P1"><text:span text:style-name="Strong_20_Emphasis"><text:span text:style-name="T1">Объяснение:</text:span></text:span><text:line-break/>Это краткое изложение вашей миссии. Как мы уже обсуждали, ваша задача — не просто написать промпт, а создать полный <text:span text:style-name="Strong_20_Emphasis"><text:span text:style-name="T1">тестовый набор</text:span></text:span>: сложный промпт, эталонный ответ на него и критерии для оценки. Ключевая цель — найти слабые места у мощных ИИ-моделей.</text:p>
      <text:p text:style-name="Horizontal_20_Line"/>
      <text:h text:style-name="P2" text:outline-level="3">📄 Руководство (Guidelines)</text:h>
      <text:h text:style-name="P3" text:outline-level="4">Важный совет (Important Tip)</text:h>
      <text:p text:style-name="P1"><text:span text:style-name="Strong_20_Emphasis"><text:span text:style-name="T1">Перевод:</text:span></text:span><text:line-break/>«Используйте любой удобный вам способ (рабочий процесс) для просмотра Pull Request'ов и изучения изменений в коде (хешей коммитов/diff'ов). Главное, чтобы результат вашей работы можно было воспроизвести, используя только общедоступные данные из репозитория.»</text:p>
      <text:p text:style-name="P1"><text:span text:style-name="Strong_20_Emphasis"><text:span text:style-name="T1">Объяснение:</text:span></text:span><text:line-break/>Вам дают свободу в выборе инструментов (веб-сайт GitHub, программы, командная строка), но требуют, чтобы ваш финальный анализ (эталонный ответ) был основан исключительно на данных из репозитория. Никаких догадок или информации с вашего личного компьютера.</text:p>
      <text:p text:style-name="Horizontal_20_Line"/>
      <text:h text:style-name="P2" text:outline-level="3">Шаг 1: Изучите спецификации и ограничения задачи (Step 1: Read Task Specs &amp; Constraints)</text:h>
      <text:p text:style-name="P1"><text:span text:style-name="Strong_20_Emphasis"><text:span text:style-name="T1">1) Репозиторий и другие артефакты задачи, предоставленные в задании</text:span></text:span></text:p>
      <text:p text:style-name="P1"><text:span text:style-name="Strong_20_Emphasis"><text:span text:style-name="T1">Перевод:</text:span></text:span><text:line-break/>«Изучите все артефакты задачи (репозиторий, заголовок задачи, diff, ссылка на PR и т.д.), предоставленные в задачах:<text:line-break/><text:soft-page-break/>✔ Вся необходимая информация будет вам предоставлена.<text:line-break/>✔ От вас НЕ требуется производить какой-либо сбор данных, исследование репозитория, поиск коммитов или поиск во внешних источниках.»</text:p>
      <text:p text:style-name="P1"><text:span text:style-name="Strong_20_Emphasis"><text:span text:style-name="T1">Объяснение:</text:span></text:span><text:line-break/>Это правило <text:span text:style-name="Strong_20_Emphasis"><text:span text:style-name="T1">строго ограничивает вашу рабочую область</text:span></text:span>. Вы работаете только с тем, что вам дали. Не нужно "гулять" по всему проекту или искать дополнительную информацию в интернете. Все, что нужно для анализа, уже есть в задании.</text:p>
      <text:p text:style-name="P1"><text:span text:style-name="Strong_20_Emphasis"><text:span text:style-name="T1">2) Сохраните diff в промпте</text:span></text:span></text:p>
      <text:p text:style-name="P1"><text:span text:style-name="Strong_20_Emphasis"><text:span text:style-name="T1">Перевод:</text:span></text:span><text:line-break/>«Сохраните diff в точности так, как он предоставлен.<text:line-break/>→ Скопируйте и вставьте предоставленный diff из раздела артефактов задачи в промпт в качестве справочного текста.»</text:p>
      <text:p text:style-name="P1"><text:span text:style-name="Strong_20_Emphasis"><text:span text:style-name="T1">Объяснение:</text:span></text:span><text:line-break/>Это конкретное техническое требование. Когда вы будете создавать промпт для модели, вы должны будете вставить в него полный текст <text:span text:style-name="T1">diff</text:span> (изменений кода) без каких-либо изменений. Это нужно для того, чтобы модель видела тот же самый код, что и вы.</text:p>
      <text:p text:style-name="Horizontal_20_Line"/>
      <text:h text:style-name="P2" text:outline-level="3">ШАГ 2: Составьте черновик промпта (STEP 2: Draft the Prompt)</text:h>
      <text:p text:style-name="P1"><text:span text:style-name="Strong_20_Emphasis"><text:span text:style-name="T1">Перевод:</text:span></text:span><text:line-break/>«Промпт должен назначать модели роль (персону) старшего инженера-программиста (или эквивалентную), которому поручено провести ревью кода. Запрос на проведение ревью Pull Request'а должен быть сформулирован четко.</text:p>
      <text:p text:style-name="P1">Справочный текст (Diff) в промпте должен содержать ошибки, чтобы было что указать в ревью кода. В предоставленном diff должна быть как минимум одна серьезная блокирующая проблема. Если в данном diff нет серьезных проблем, пожалуйста, отметьте задачу флагом и пропустите ее. Вот список допустимых проблем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">Серьезные блокирующие проблемы</text:p>
            </table:table-cell>
            <table:table-cell table:style-name="Table1.A1" office:value-type="string">
              <text:p text:style-name="P4">Несерьезные проблемы</text:p>
            </table:table-cell>
          </table:table-row>
        </table:table-header-rows>
        <table:table-row>
          <table:table-cell table:style-name="Table1.A1" office:value-type="string">
            <text:p text:style-name="P5">→ новые баги / ошибки корректности</text:p>
          </table:table-cell>
          <table:table-cell table:style-name="Table1.A1" office:value-type="string">
            <text:p text:style-name="P5">→ плохое форматирование</text:p>
          </table:table-cell>
        </table:table-row>
        <table:table-row>
          <table:table-cell table:style-name="Table1.A1" office:value-type="string">
            <text:p text:style-name="P5">→ угроза безопасности</text:p>
          </table:table-cell>
          <table:table-cell table:style-name="Table1.A1" office:value-type="string">
            <text:p text:style-name="P5">→ обновление зависимостей</text:p>
          </table:table-cell>
        </table:table-row>
        <table:table-row>
          <table:table-cell table:style-name="Table1.A1" office:value-type="string">
            <text:p text:style-name="P5">→ сбои функциональности</text:p>
          </table:table-cell>
          <table:table-cell table:style-name="Table1.A1" office:value-type="string">
            <text:p text:style-name="P5">→ некачественная документация</text:p>
          </table:table-cell>
        </table:table-row>
        <table:table-row>
          <table:table-cell table:style-name="Table1.A1" office:value-type="string">
            <text:p text:style-name="P5">→ отсутствие ключевых тестов</text:p>
          </table:table-cell>
          <table:table-cell table:style-name="Table1.A1" office:value-type="string">
            <text:p text:style-name="P5">→ и т.д.</text:p>
          </table:table-cell>
        </table:table-row>
        <table:table-row>
          <table:table-cell table:style-name="Table1.A1" office:value-type="string">
            <text:p text:style-name="P5">→ необработанные ключевые крайние случаи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5">→ регрессия производительности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5">→ неправильное использование API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5">→ и т.д.</text:p>
          </table:table-cell>
          <table:table-cell table:style-name="Table1.A1" office:value-type="string">
            <text:p text:style-name="P7"/>
          </table:table-cell>
        </table:table-row>
      </table:table>
      <text:p text:style-name="P1">Чтобы составить ваш промпт, обязательно придерживайтесь следующей структуры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4">Часть промпта</text:p>
            </table:table-cell>
            <table:table-cell table:style-name="Table2.A1" office:value-type="string">
              <text:p text:style-name="P4">Требования (и пример)</text:p>
            </table:table-cell>
          </table:table-row>
        </table:table-header-rows>
        <table:table-row>
          <table:table-cell table:style-name="Table2.A1" office:value-type="string">
            <text:p text:style-name="P5"><text:span text:style-name="Strong_20_Emphasis"><text:span text:style-name="T1">Роль + цель</text:span></text:span> (2–3 <text:soft-page-break/>предложения)</text:p>
          </table:table-cell>
          <table:table-cell table:style-name="Table2.A1" office:value-type="string">
            <text:p text:style-name="P5">"Ты — старший инженер-программист, проверяющий diff из <text:soft-page-break/>PR, чтобы убедиться, что он решает поставленную задачу, готов к продакшену и не вносит новых багов."</text:p>
          </table:table-cell>
        </table:table-row>
        <table:table-row>
          <table:table-cell table:style-name="Table2.A1" office:value-type="string">
            <text:p text:style-name="P5"><text:span text:style-name="Strong_20_Emphasis"><text:span text:style-name="T1">Постановка задачи</text:span></text:span> (3–8 строк)</text:p>
          </table:table-cell>
          <table:table-cell table:style-name="Table2.A1" office:value-type="string">
            <text:p text:style-name="P5">Объясните, что было сломано / что ожидается. Будьте конкретны.</text:p>
          </table:table-cell>
        </table:table-row>
        <table:table-row>
          <table:table-cell table:style-name="Table2.A1" office:value-type="string">
            <text:p text:style-name="P5"><text:span text:style-name="Strong_20_Emphasis"><text:span text:style-name="T1">Сохраненный diff</text:span></text:span></text:p>
          </table:table-cell>
          <table:table-cell table:style-name="Table2.A1" office:value-type="string">
            <text:p text:style-name="P5">Diff, сохраненный как справочный текст в промпте, должен содержать весь diff из артефактов задачи, включая изменения во всех файлах.</text:p>
          </table:table-cell>
        </table:table-row>
        <table:table-row>
          <table:table-cell table:style-name="Table2.A1" office:value-type="string">
            <text:p text:style-name="P5"><text:span text:style-name="Strong_20_Emphasis"><text:span text:style-name="T1">Тип промпта / Требования к выводу</text:span></text:span> (выберите ОДИН)</text:p>
          </table:table-cell>
          <table:table-cell table:style-name="Table2.A1" office:value-type="string">
            <text:p text:style-name="P5"><text:span text:style-name="Strong_20_Emphasis"><text:span text:style-name="T1">Только ревью:</text:span></text:span> "Верни подробное ревью PR с проблемами, рисками и требуемыми изменениями перед слиянием."<text:line-break/><text:span text:style-name="Strong_20_Emphasis"><text:span text:style-name="T1">Ревью + исправление (в стиле Airflow):</text:span></text:span> "Если проблемы существуют, предложи план исправления, а затем загрузи исправленный патч в своем эталонном ответе."</text:p>
          </table:table-cell>
        </table:table-row>
        <table:table-row>
          <table:table-cell table:style-name="Table2.A1" office:value-type="string">
            <text:p text:style-name="P5">»</text:p>
          </table:table-cell>
          <table:table-cell table:style-name="Table2.A1" office:value-type="string">
            <text:p text:style-name="P7"/>
          </table:table-cell>
        </table:table-row>
      </table:table>
      <text:p text:style-name="P1"><text:span text:style-name="Strong_20_Emphasis"><text:span text:style-name="T1">Объяснение:</text:span></text:span><text:line-break/>Это <text:span text:style-name="Strong_20_Emphasis"><text:span text:style-name="T1">рецепт создания вашего промпта</text:span></text:span>.</text:p>
      <text:list text:style-name="L1">
        <text:list-item>
          <text:p text:style-name="P8"><text:span text:style-name="Strong_20_Emphasis"><text:span text:style-name="T1">Роль:</text:span></text:span> Вы всегда просите модель вести себя как опытный разработчик. Это задает тон и уровень ожиданий.</text:p>
        </text:list-item>
        <text:list-item>
          <text:p text:style-name="P8"><text:span text:style-name="Strong_20_Emphasis"><text:span text:style-name="T1">Обязательные ошибки:</text:span></text:span> Код, который вы анализируете, <text:span text:style-name="Strong_20_Emphasis"><text:span text:style-name="T1">не должен быть идеальным</text:span></text:span>. Ваша задача — убедиться, что в нем есть хотя бы одна серьезная ошибка (баг, уязвимость), иначе модель нечего будет тестировать. Если код чистый, задачу нужно пропустить.</text:p>
        </text:list-item>
        <text:list-item>
          <text:p text:style-name="P8"><text:span text:style-name="Strong_20_Emphasis"><text:span text:style-name="T1">Структура:</text:span></text:span> Промпт должен быть построен по четкому шаблону:</text:p>
          <text:list>
            <text:list-item>
              <text:p text:style-name="P8">Сначала говорите модели, <text:span text:style-name="Strong_20_Emphasis"><text:span text:style-name="T1">кем ей быть и что делать</text:span></text:span>.</text:p>
            </text:list-item>
            <text:list-item>
              <text:p text:style-name="P8">Затем даете <text:span text:style-name="Strong_20_Emphasis"><text:span text:style-name="T1">контекст</text:span></text:span> (что чиним, какая была задача).</text:p>
            </text:list-item>
            <text:list-item>
              <text:p text:style-name="P8">Потом вставляете <text:span text:style-name="Strong_20_Emphasis"><text:span text:style-name="T1">сам код</text:span></text:span> (<text:span text:style-name="T1">diff</text:span>).</text:p>
            </text:list-item>
            <text:list-item>
              <text:p text:style-name="P9">И в конце даете <text:span text:style-name="Strong_20_Emphasis"><text:span text:style-name="T1">четкую инструкцию</text:span></text:span>, что вы хотите получить в результате: просто текстовый разбор ошибок (<text:span text:style-name="T1">Review-only</text:span>) или разбор ошибок И готовый код для исправления (<text:span text:style-name="T1">Review + fix</text:span>). Выбор одного из этих двух вариантов — ключевое решение.</text:p>
            </text:list-item>
          </text:list>
        </text:list-item>
      </text:list>
      <text:p text:style-name="Horizontal_20_Line"/>
      <text:h text:style-name="P2" text:outline-level="3">ШАГ 3: Создайте «Золотой» (эталонный) ответ на основе PR (STEP 3: Generate Golden Response based on PR)</text:h>
      <text:p text:style-name="P1"><text:span text:style-name="Strong_20_Emphasis"><text:span text:style-name="T1">Перевод:</text:span></text:span><text:line-break/>«Напишите «Золотое ревью» как идеальный комментарий к PR от старшего инженера. Он должен быть структурированным, конкретным и действенным, а также соответствовать требуемому типу вывода (только ревью или ревью+исправление).</text:p>
      <text:p text:style-name="P1">«Золотое ревью» должно представлять собой идеальный ответ — он не должен провалить ни один из критериев Рубрики, должен быть свободен от любых объективных неточностей, а его изменения в коде не должны вносить новые ошибки.</text:p>
      <text:p text:style-name="P1"><text:soft-page-break/><text:span text:style-name="Strong_20_Emphasis"><text:span text:style-name="T1">Обязательная структура:</text:span></text:span></text:p>
      <text:list text:style-name="L2">
        <text:list-item>
          <text:p text:style-name="P10"><text:span text:style-name="Strong_20_Emphasis"><text:span text:style-name="T1">Резюме</text:span></text:span> (2-4 предложения)</text:p>
          <text:list>
            <text:list-item>
              <text:p text:style-name="P10">Решает ли патч поставленную задачу?</text:p>
            </text:list-item>
            <text:list-item>
              <text:p text:style-name="P10">Каковы 1-2 самые важные проблемы?</text:p>
            </text:list-item>
          </text:list>
        </text:list-item>
        <text:list-item>
          <text:p text:style-name="P10"><text:span text:style-name="Strong_20_Emphasis"><text:span text:style-name="T1">Блокеры</text:span></text:span> (нужно исправить до слияния)</text:p>
          <text:list>
            <text:list-item>
              <text:p text:style-name="P10">В виде маркированного списка.</text:p>
            </text:list-item>
            <text:list-item>
              <text:p text:style-name="P10">Для каждого блокера укажите:</text:p>
              <text:list>
                <text:list-item>
                  <text:p text:style-name="P10">Что не так.</text:p>
                </text:list-item>
                <text:list-item>
                  <text:p text:style-name="P10">Почему это важно (баг, риск регрессии, корректность, UX и т.д.).</text:p>
                </text:list-item>
                <text:list-item>
                  <text:p text:style-name="P10">Точное исправление (концептуальное решение, что изменить).</text:p>
                </text:list-item>
                <text:list-item>
                  <text:p text:style-name="P10">Где (путь к файлу + диапазон строк, если доступно в diff).</text:p>
                </text:list-item>
              </text:list>
            </text:list-item>
            <text:list-item>
              <text:p text:style-name="P10">Каждая задача должна включать как минимум один блокер.</text:p>
            </text:list-item>
          </text:list>
        </text:list-item>
        <text:list-item>
          <text:p text:style-name="P10"><text:span text:style-name="Strong_20_Emphasis"><text:span text:style-name="T1">Неблокирующие предложения</text:span></text:span></text:p>
          <text:list>
            <text:list-item>
              <text:p text:style-name="P10">Необязательные улучшения (читаемость, небольшая чистка кода).</text:p>
            </text:list-item>
            <text:list-item>
              <text:p text:style-name="P10">Будьте кратки и избегайте выхода за рамки задачи.</text:p>
            </text:list-item>
          </text:list>
        </text:list-item>
        <text:list-item>
          <text:p text:style-name="P10"><text:span text:style-name="Strong_20_Emphasis"><text:span text:style-name="T1">Тесты / Валидация</text:span></text:span></text:p>
          <text:list>
            <text:list-item>
              <text:p text:style-name="P10">Перечислите конкретные крайние случаи, которые необходимо протестировать.</text:p>
            </text:list-item>
            <text:list-item>
              <text:p text:style-name="P10">Скажите, что должно падать до исправления и проходить после.</text:p>
            </text:list-item>
            <text:list-item>
              <text:p text:style-name="P10">Если изменение влияет на поведение, требуйте регрессионный тест.</text:p>
            </text:list-item>
          </text:list>
        </text:list-item>
        <text:list-item>
          <text:p text:style-name="P10"><text:span text:style-name="Strong_20_Emphasis"><text:span text:style-name="T1">План исправления</text:span></text:span> (ТОЛЬКО если задача требует план)</text:p>
          <text:list>
            <text:list-item>
              <text:p text:style-name="P10">Загрузите корректный файл патча вместе с «золотым ответом».</text:p>
            </text:list-item>
            <text:list-item>
              <text:p text:style-name="P10">«Золотой diff» не должен содержать блокеров и должен вносить минимальные изменения (никаких не связанных с задачей рефакторингов).</text:p>
            </text:list-item>
          </text:list>
        </text:list-item>
        <text:list-item>
          <text:p text:style-name="P10"><text:span text:style-name="Strong_20_Emphasis"><text:span text:style-name="T1">Исправленный патч</text:span></text:span> (ТОЛЬКО если задача требует предоставить патч)</text:p>
          <text:list>
            <text:list-item>
              <text:p text:style-name="P10">Загрузите корректный файл патча вместе с «золотым ответом».</text:p>
            </text:list-item>
            <text:list-item>
              <text:p text:style-name="P11">«Золотой diff» не должен содержать блокеров и должен вносить минимальные изменения (никаких не связанных с задачей рефакторингов).<text:line-break/>»</text:p>
            </text:list-item>
          </text:list>
        </text:list-item>
      </text:list>
      <text:p text:style-name="P1"><text:span text:style-name="Strong_20_Emphasis"><text:span text:style-name="T1">Объяснение:</text:span></text:span><text:line-break/>Это <text:span text:style-name="Strong_20_Emphasis"><text:span text:style-name="T1">рецепт для написания вашего эталонного ответа</text:span></text:span>. Он должен быть образцовым.</text:p>
      <text:list text:style-name="L3">
        <text:list-item>
          <text:p text:style-name="P12"><text:span text:style-name="Strong_20_Emphasis"><text:span text:style-name="T1">Структура — ключ:</text:span></text:span> Ваш ответ должен быть не просто текстом, а четко структурированным документом.</text:p>
        </text:list-item>
        <text:list-item>
          <text:p text:style-name="P12"><text:span text:style-name="Strong_20_Emphasis"><text:span text:style-name="T1">Резюме:</text:span></text:span> Краткая выжимка для менеджера.</text:p>
        </text:list-item>
        <text:list-item>
          <text:p text:style-name="P12"><text:span text:style-name="Strong_20_Emphasis"><text:span text:style-name="T1">Блокеры:</text:span></text:span> Самая важная часть. Это список критических ошибок, которые нужно исправить. Для каждой ошибки вы должны дать полное описание: что, почему, как и где исправить.</text:p>
        </text:list-item>
        <text:list-item>
          <text:p text:style-name="P12"><text:span text:style-name="Strong_20_Emphasis"><text:span text:style-name="T1">Предложения:</text:span></text:span> Мелочи, которые можно улучшить, но которые не ломают код.</text:p>
        </text:list-item>
        <text:list-item>
          <text:p text:style-name="P12"><text:span text:style-name="Strong_20_Emphasis"><text:span text:style-name="T1">Тесты:</text:span></text:span> Как убедиться, что исправление работает и ничего не сломало.</text:p>
        </text:list-item>
        <text:list-item>
          <text:p text:style-name="P13"><text:soft-page-break/><text:span text:style-name="Strong_20_Emphasis"><text:span text:style-name="T1">План/Патч:</text:span></text:span> Эти пункты нужны <text:span text:style-name="Strong_20_Emphasis"><text:span text:style-name="T1">только если вы выбрали тип промпта "Review + fix"</text:span></text:span>. Здесь вы предоставляете уже готовый, исправленный код. Важно: исправляйте только то, что сломано, не нужно переписывать пол-файла "для красоты".</text:p>
        </text:list-item>
      </text:list>
      <text:h text:style-name="P2" text:outline-level="3">ШАГ 4: Создайте Рубрики на основе «золотого» ответа (STEP 4: Generate Rubrics based on the golden response)</text:h>
      <text:p text:style-name="P1"><text:span text:style-name="Strong_20_Emphasis"><text:span text:style-name="T1">Перевод:</text:span></text:span><text:line-break/>«Создайте как минимум 15 пунктов рубрики, которые покрывают:</text:p>
      <text:list text:style-name="L4">
        <text:list-item>
          <text:p text:style-name="P14"><text:span text:style-name="Strong_20_Emphasis"><text:span text:style-name="T1">Ключевая корректность (обязательный к обнаружению баг/проблема)</text:span></text:span><text:line-break/>Ответ определяет настоящую проблему и объясняет, почему она нарушает ожидаемое поведение.<text:line-break/><text:span text:style-name="Emphasis"><text:span text:style-name="T1">(Пример из Airflow: должен заметить . Также нужно обрезать пробелы, а не только -.)</text:span></text:span></text:p>
        </text:list-item>
        <text:list-item>
          <text:p text:style-name="P14"><text:span text:style-name="Strong_20_Emphasis"><text:span text:style-name="T1">Требуемое исправление</text:span></text:span><text:line-break/>Ответ предлагает правильное(ые) изменение(я), которые полностью решают поставленную проблему.</text:p>
        </text:list-item>
        <text:list-item>
          <text:p text:style-name="P14"><text:span text:style-name="Strong_20_Emphasis"><text:span text:style-name="T1">Покрытие регрессий/крайних случаев</text:span></text:span><text:line-break/>Ответ запрашивает или предоставляет тесты, которые покрывают критические крайние случаи.</text:p>
        </text:list-item>
        <text:list-item>
          <text:p text:style-name="P14"><text:span text:style-name="Strong_20_Emphasis"><text:span text:style-name="T1">Дисциплина рамок задачи (Scope)</text:span></text:span><text:line-break/>Ответ не предлагает не связанных с задачей рефакторингов или изменений вне рамок проблемы.</text:p>
        </text:list-item>
        <text:list-item>
          <text:p text:style-name="P14"><text:span text:style-name="Strong_20_Emphasis"><text:span text:style-name="T1">Ясность / действенность ревью</text:span></text:span><text:line-break/>Ответ структурирован и дает четкую, действенную обратную связь (что изменить + где + почему).</text:p>
        </text:list-item>
        <text:list-item>
          <text:p text:style-name="P14"><text:span text:style-name="Strong_20_Emphasis"><text:span text:style-name="T1">Проверки «гигиены» (когда применимо)</text:span></text:span><text:line-break/>Ответ отмечает очевидные проблемы, такие как отладочная печать в коде, конфликтующие флаги командной строки, отсутствующие запросы/обязательные аргументы и т.д. <text:span text:style-name="Emphasis"><text:span text:style-name="T1">(Темы из примеров Snowflake.)</text:span></text:span><text:line-break/>»</text:p>
        </text:list-item>
      </text:list>
      <text:p text:style-name="P1"><text:span text:style-name="Strong_20_Emphasis"><text:span text:style-name="T1">Объяснение:</text:span></text:span><text:line-break/>Это шесть основных категорий, по которым вы должны придумать критерии оценки. Ваша задача — взять ваш идеальный "Золотой ответ" и разбить его на 15+ маленьких, проверяемых утверждений, распределенных по этим категориям.</text:p>
      <text:list text:style-name="L5">
        <text:list-item>
          <text:p text:style-name="P15"><text:span text:style-name="Strong_20_Emphasis"><text:span text:style-name="T1">Пример:</text:span></text:span> Если в вашем "Золотом ответе" вы нашли баг с выходом за пределы массива, предложили исправить <text:span text:style-name="T1">i &lt;= length</text:span> на <text:span text:style-name="T1">i &lt; length</text:span> и написали, что нужно добавить тест с пустым массивом, то вы создадите как минимум три пункта рубрики:</text:p>
          <text:list>
            <text:list-item>
              <text:p text:style-name="P15"><text:soft-page-break/>(Корректность) "Модель обнаружила, что цикл выходит за пределы массива из-за условия <text:span text:style-name="T1">i &lt;= length</text:span>."</text:p>
            </text:list-item>
            <text:list-item>
              <text:p text:style-name="P15">(Исправление) "Модель предложила исправить условие на <text:span text:style-name="T1">i &lt; length</text:span>."</text:p>
            </text:list-item>
            <text:list-item>
              <text:p text:style-name="P16">(Крайние случаи) "Модель указала на необходимость протестировать функцию с пустым массивом."</text:p>
            </text:list-item>
          </text:list>
        </text:list-item>
      </text:list>
      <text:p text:style-name="Horizontal_20_Line"/>
      <text:h text:style-name="P2" text:outline-level="3">Правила написания хороших рубрик</text:h>
      <text:p text:style-name="P1">Это набор очень важных "НЕЛЬЗЯ" и "НУЖНО".</text:p>
      <text:p text:style-name="P1"><text:span text:style-name="Strong_20_Emphasis"><text:span text:style-name="T1">Перевод:</text:span></text:span><text:line-break/>«Рубрики для конкретных или явных запросов в промпте должны <text:span text:style-name="Strong_20_Emphasis"><text:span text:style-name="T1">любой ценой избегать</text:span></text:span> субъективности, расплывчатости, чрезмерной широты или неизмеримости (например, "ответ должен иметь хорошее форматирование" или "код должен быть оптимальным"), и они также должны покрывать <text:span text:style-name="Strong_20_Emphasis"><text:span text:style-name="T1">каждую серьезную проблему</text:span></text:span> в PR.</text:p>
      <text:p text:style-name="P1">Эти рубрики <text:span text:style-name="Strong_20_Emphasis"><text:span text:style-name="T1">никогда не должны</text:span></text:span> проверять что-то, что противоречит явным требованиям промпта, содержать фактическую ошибку или вводить в заблуждение, или проверять что-то, что не является явным или неявным требованием промпта, и включение чего в "Золотой ответ" ничего не улучшает.</text:p>
      <text:p text:style-name="P1">Пожалуйста, убедитесь, что <text:span text:style-name="Strong_20_Emphasis"><text:span text:style-name="T1">нет пропущенных критериев</text:span></text:span>: все блокирующие проблемы, а также неблокирующие предложения и тесты/валидация, должны иметь соответствующие критерии.</text:p>
      <text:p text:style-name="P1">При написании рубрик для потенциальных исправлений, <text:span text:style-name="Strong_20_Emphasis"><text:span text:style-name="T1">сосредоточьтесь на описании необходимых модификаций и предложении концептуальных решений</text:span></text:span>, как в ревью от человека, а не на строгом требовании точного исправленного кода; пожалуйста, убедитесь, что это оценивается с помощью обобщенного пункта рубрики, например: <text:span text:style-name="Strong_20_Emphasis"><text:span text:style-name="T1">"Ответ предлагает исправление для &lt;блокера_x&gt;, например, &lt;предложенное_исправление&gt;"</text:span></text:span>, чтобы сохранить гибкость и учесть несколько допустимых способов реализации.</text:p>
      <text:p text:style-name="P1">Наконец, все рубрики должны быть <text:span text:style-name="Strong_20_Emphasis"><text:span text:style-name="T1">самодостаточными</text:span></text:span>. Спросите себя: "Используя только текст рубрики и ответ модели, могу ли я сказать, что ответ модели правильный?" Если да, вы можете включить эту рубрику. Но если нет, и вы думаете, что вам нужна внешняя информация для определения правильности ответа, то эта рубрика не является самодостаточной и не должна быть включена.»</text:p>
      <text:p text:style-name="P1"><text:span text:style-name="Strong_20_Emphasis"><text:span text:style-name="T1">Объяснение (это ОЧЕНЬ ВАЖНО):</text:span></text:span></text:p>
      <text:list text:style-name="L6">
        <text:list-item>
          <text:p text:style-name="P17"><text:span text:style-name="Strong_20_Emphasis"><text:span text:style-name="T1">Будьте объективны:</text:span></text:span></text:p>
          <text:list>
            <text:list-item>
              <text:p text:style-name="P17"><text:span text:style-name="Strong_20_Emphasis"><text:span text:style-name="T1">ПЛОХО:</text:span></text:span> "Модель предложила элегантное решение." (Что такое "элегантное"?)</text:p>
            </text:list-item>
            <text:list-item>
              <text:p text:style-name="P17"><text:span text:style-name="Strong_20_Emphasis"><text:span text:style-name="T1">ХОРОШО:</text:span></text:span> "Модель предложила использовать <text:span text:style-name="T1">Array.map</text:span> вместо цикла <text:span text:style-name="T1">for</text:span>, что уменьшает количество строк кода." (Это измеримо).</text:p>
            </text:list-item>
          </text:list>
        </text:list-item>
        <text:list-item>
          <text:p text:style-name="P17"><text:soft-page-break/><text:span text:style-name="Strong_20_Emphasis"><text:span text:style-name="T1">Будьте полными:</text:span></text:span> Если вы в своем "Золотом ответе" нашли 3 блокера и 2 предложения, у вас должно быть как минимум 5 соответствующих пунктов в рубриках.</text:p>
        </text:list-item>
        <text:list-item>
          <text:p text:style-name="P17"><text:span text:style-name="Strong_20_Emphasis"><text:span text:style-name="T1">Будьте гибкими:</text:span></text:span> Не требуйте от модели дословного совпадения с вашим кодом.</text:p>
          <text:list>
            <text:list-item>
              <text:p text:style-name="P17"><text:span text:style-name="Strong_20_Emphasis"><text:span text:style-name="T1">ПЛОХO:</text:span></text:span> "Модель предложила код <text:span text:style-name="T1">if (x === null) return;</text:span>".</text:p>
            </text:list-item>
            <text:list-item>
              <text:p text:style-name="P17"><text:span text:style-name="Strong_20_Emphasis"><text:span text:style-name="T1">ХОРОШО:</text:span></text:span> "Модель предлагает добавить проверку на <text:span text:style-name="T1">null</text:span> в начале функции, например, с помощью <text:span text:style-name="T1">if (x === null)</text:span>." (Это позволяет модели предложить другое, но тоже правильное решение, например <text:span text:style-name="T1">if (!x)</text:span>).</text:p>
            </text:list-item>
          </text:list>
        </text:list-item>
        <text:list-item>
          <text:p text:style-name="P17"><text:span text:style-name="Strong_20_Emphasis"><text:span text:style-name="T1">Будьте самодостаточными:</text:span></text:span> Оценщик не должен гуглить или смотреть в код. Он смотрит только на ответ модели и ваш критерий.</text:p>
          <text:list>
            <text:list-item>
              <text:p text:style-name="P17"><text:span text:style-name="Strong_20_Emphasis"><text:span text:style-name="T1">ПЛОХО:</text:span></text:span> "Модель правильно определила проблему, описанную в тикете JIRA-451." (Оценщик не знает, что в этом тикете).</text:p>
            </text:list-item>
            <text:list-item>
              <text:p text:style-name="P18"><text:span text:style-name="Strong_20_Emphasis"><text:span text:style-name="T1">ХОРОШО:</text:span></text:span> "Модель определила, что функция не обрабатывает отрицательные входные значения." (Это можно проверить, просто прочитав ответ модели).</text:p>
            </text:list-item>
          </text:list>
        </text:list-item>
      </text:list>
      <text:p text:style-name="Horizontal_20_Line"/>
      <text:h text:style-name="P2" text:outline-level="3">Типы Рубрик (Rubric Types)</text:h>
      <text:p text:style-name="P1"><text:span text:style-name="Strong_20_Emphasis"><text:span text:style-name="T1">Перевод:</text:span></text:span><text:line-break/>«</text:p>
      <text:list text:style-name="L7">
        <text:list-item>
          <text:p text:style-name="P19"><text:span text:style-name="Strong_20_Emphasis"><text:span text:style-name="T1">Следование инструкциям (Instruction Following):</text:span></text:span> Гарантирует, что ответ придерживается явных указаний в промпте (форматы, ограничения, язык, библиотеки, обязательные элементы).</text:p>
        </text:list-item>
        <text:list-item>
          <text:p text:style-name="P19"><text:span text:style-name="Strong_20_Emphasis"><text:span text:style-name="T1">Обнаружение багов (Bug Discovery):</text:span></text:span> Проверяет, что модель находит и предлагает решения для багов или проблем в PR.</text:p>
        </text:list-item>
        <text:list-item>
          <text:p text:style-name="P19"><text:span text:style-name="Strong_20_Emphasis"><text:span text:style-name="T1">Логическое мышление (Logic Reasoning):</text:span></text:span> Проверяет, что модель находит и предлагает решения для любых логических ошибок.</text:p>
        </text:list-item>
        <text:list-item>
          <text:p text:style-name="P20"><text:span text:style-name="Strong_20_Emphasis"><text:span text:style-name="T1">Стиль и тон (Style and Tone):</text:span></text:span> <text:span text:style-name="Strong_20_Emphasis"><text:span text:style-name="T1">ТОЛЬКО КАК ЖЕЛАТЕЛЬНОЕ (NICE TO HAVE)</text:span></text:span> - Проверяет любые требования к форматированию или тону, которые улучшают внешний вид ответа.<text:line-break/>»</text:p>
        </text:list-item>
      </text:list>
      <text:p text:style-name="P1"><text:span text:style-name="Strong_20_Emphasis"><text:span text:style-name="T1">Объяснение:</text:span></text:span><text:line-break/>Это просто категории для классификации ваших 15+ пунктов. Когда вы пишете критерий, вы должны отнести его к одному из этих типов. Например, критерий "Ответ структурирован с разделами 'Резюме', 'Блокеры'..." относится к типу "Следование инструкциям".</text:p>
      <text:p text:style-name="Horizontal_20_Line"/>
      <text:h text:style-name="P2" text:outline-level="3">Правила Весов (Weighting Rules)</text:h>
      <text:p text:style-name="P1"><text:span text:style-name="Strong_20_Emphasis"><text:span text:style-name="T1">Перевод:</text:span></text:span><text:line-break/>«Каждый критерий рубрики должен иметь один из следующих весов:</text:p>
      <text:list text:style-name="L8">
        <text:list-item>
          <text:p text:style-name="P21"><text:soft-page-break/><text:span text:style-name="Strong_20_Emphasis"><text:span text:style-name="T1">5 — Обязательно:</text:span></text:span></text:p>
          <text:list>
            <text:list-item>
              <text:p text:style-name="P22">Ключевое требование для адекватного ответа на промпт.</text:p>
            </text:list-item>
            <text:list-item>
              <text:p text:style-name="P22">Ответ будет неприемлемым без этого.</text:p>
            </text:list-item>
            <text:list-item>
              <text:p text:style-name="P22">Явное требование из промпта.</text:p>
            </text:list-item>
            <text:list-item>
              <text:p text:style-name="P22">Обнаружение или идентификация серьезных блокирующих проблем.</text:p>
            </text:list-item>
            <text:list-item>
              <text:p text:style-name="P22">Возможное решение или исправление для новых багов, сбоев функциональности, рисков безопасности, отсутствия тестов и т.д.</text:p>
            </text:list-item>
          </text:list>
        </text:list-item>
        <text:list-item>
          <text:p text:style-name="P21"><text:span text:style-name="Strong_20_Emphasis"><text:span text:style-name="T1">3 — Важно:</text:span></text:span></text:p>
          <text:list>
            <text:list-item>
              <text:p text:style-name="P22">Делает ответ значительно лучше.</text:p>
            </text:list-item>
            <text:list-item>
              <text:p text:style-name="P22">Неявное требование из промпта.</text:p>
            </text:list-item>
            <text:list-item>
              <text:p text:style-name="P22">Ответ будет приемлемым без этого, если все другие критерии выполнены.</text:p>
            </text:list-item>
            <text:list-item>
              <text:p text:style-name="P22">Обнаружение неблокирующих проблем и предложений, тестов/валидации.</text:p>
            </text:list-item>
          </text:list>
        </text:list-item>
        <text:list-item>
          <text:p text:style-name="P21"><text:span text:style-name="Strong_20_Emphasis"><text:span text:style-name="T1">1 — Желательно (Nice to have) (Опционально):</text:span></text:span></text:p>
          <text:list>
            <text:list-item>
              <text:p text:style-name="P22">Желательно и необходимо для идеального ответа.</text:p>
            </text:list-item>
            <text:list-item>
              <text:p text:style-name="P22">Ответ все еще может быть сильным без этого.</text:p>
            </text:list-item>
            <text:list-item>
              <text:p text:style-name="P21">Может включать лучшие практики кодирования, библиотеки, форматирование, стиль/тон и т.д., о чем явно не просили в промпте.<text:line-break/>»</text:p>
            </text:list-item>
          </text:list>
        </text:list-item>
      </text:list>
      <text:p text:style-name="P1"><text:span text:style-name="Strong_20_Emphasis"><text:span text:style-name="T1">Объяснение:</text:span></text:span><text:line-break/>Это система оценок. Каждому из ваших 15+ критериев вы должны присвоить "ценность".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">Вес</text:p>
            </table:table-cell>
            <table:table-cell table:style-name="Table3.A1" office:value-type="string">
              <text:p text:style-name="P4">Что это значит простыми словами</text:p>
            </table:table-cell>
            <table:table-cell table:style-name="Table3.A1" office:value-type="string">
              <text:p text:style-name="P4">Пример критерия</text:p>
            </table:table-cell>
          </table:table-row>
        </table:table-header-rows>
        <table:table-row>
          <table:table-cell table:style-name="Table3.A1" office:value-type="string">
            <text:p text:style-name="P5"><text:span text:style-name="Strong_20_Emphasis"><text:span text:style-name="T1">5</text:span></text:span></text:p>
          </table:table-cell>
          <table:table-cell table:style-name="Table3.A1" office:value-type="string">
            <text:p text:style-name="P5"><text:span text:style-name="Strong_20_Emphasis"><text:span text:style-name="T1">КРИТИЧЕСКИ ВАЖНО.</text:span></text:span> Без этого ответ провальный.</text:p>
          </table:table-cell>
          <table:table-cell table:style-name="Table3.A1" office:value-type="string">
            <text:p text:style-name="P5">"Модель обнаружила уязвимость SQL-инъекции."</text:p>
          </table:table-cell>
        </table:table-row>
        <table:table-row>
          <table:table-cell table:style-name="Table3.A1" office:value-type="string">
            <text:p text:style-name="P5"><text:span text:style-name="Strong_20_Emphasis"><text:span text:style-name="T1">3</text:span></text:span></text:p>
          </table:table-cell>
          <table:table-cell table:style-name="Table3.A1" office:value-type="string">
            <text:p text:style-name="P5"><text:span text:style-name="Strong_20_Emphasis"><text:span text:style-name="T1">ОЧЕНЬ ВАЖНО.</text:span></text:span> Без этого ответ хороший, но не отличный.</text:p>
          </table:table-cell>
          <table:table-cell table:style-name="Table3.A1" office:value-type="string">
            <text:p text:style-name="P5">"Модель предложила добавить юнит-тест для крайнего случая с пустым вводом."</text:p>
          </table:table-cell>
        </table:table-row>
        <table:table-row>
          <table:table-cell table:style-name="Table3.A1" office:value-type="string">
            <text:p text:style-name="P5"><text:span text:style-name="Strong_20_Emphasis"><text:span text:style-name="T1">1</text:span></text:span></text:p>
          </table:table-cell>
          <table:table-cell table:style-name="Table3.A1" office:value-type="string">
            <text:p text:style-name="P5"><text:span text:style-name="Strong_20_Emphasis"><text:span text:style-name="T1">ПРИЯТНЫЙ БОНУС.</text:span></text:span> Вишенка на торте.</text:p>
          </table:table-cell>
          <table:table-cell table:style-name="Table3.A1" office:value-type="string">
            <text:p text:style-name="P5">"Модель предложила переименовать переменную <text:span text:style-name="T1">temp</text:span> в <text:span text:style-name="T1">userCount</text:span> для лучшей читаемости."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7T16:33:52.803694151</meta:creation-date>
    <dc:date>2026-03-08T12:09:28.149615200</dc:date>
    <meta:editing-duration>PT2M55S</meta:editing-duration>
    <meta:editing-cycles>2</meta:editing-cycles>
    <meta:generator>LibreOffice/26.2.0.3$Windows_X86_64 LibreOffice_project/620$Build-3</meta:generator>
    <meta:document-statistic meta:table-count="3" meta:image-count="0" meta:object-count="0" meta:page-count="8" meta:paragraph-count="155" meta:word-count="2127" meta:character-count="14935" meta:non-whitespace-character-count="13030"/>
  </office:meta>
</office:document-meta>
</file>